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C9"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entre outras. Entretanto, é possível dizer que tudo gira em torno da consulta, pois é a partir da consulta que o paciente consegue ter acesso a um tratamento adequado, recebendo os remédios de acordo com um especialista da área.</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remédios prescritos e atestados emitidos.</text:p>
      <text:p text:style-name="P1"/>
      <text:p text:style-name="P2"><text:span text:style-name="T1">2.2 Descrição dos principais problemas enfrentados</text:span></text:p>
      <text:p text:style-name="P1"/>
      <text:list xml:id="list3049043262"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item>
          <text:p text:style-name="P5">Falta de controle sobre atestados emitidos por um determinado médico e para um determinado paciente.</text:p>
        </text:list-item>
      </text:list>
      <text:p text:style-name="P1"/>
      <text:p text:style-name="P2"><text:soft-page-break/><text:span text:style-name="T1">2.3 Expectativas do sistema</text:span></text:p>
      <text:p text:style-name="P2"/>
      <text:list xml:id="list3742181509"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realizar o agendamento de consultas, respeitando a data e o horário de cada consulta. Ou seja, não poderão ser marcadas duas consultas para o mesmo médico no mesmo horário e nem para o mesmo paciente.</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item>
          <text:p text:style-name="P6">Ainda na área de realização da consulta, deverá existir uma área para o médico emitir atestados médic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especialidade do médico (se possuir), a data da consulta, a hora de início da consulta. Cada consulta deverá possuir duração de 60 minutos, sendo assim, deverá ser registrada a hora de término da consulta (horário início da consulta, acrescido de 60 minutos).</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prontuário do paciente e também ao seu histórico de consultas.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text:p>
          </table:table-cell>
        </table:table-row>
        <table:table-row table:style-name="Table1.1">
          <table:table-cell table:style-name="Table1.A8" office:value-type="string">
            <text:p text:style-name="P3">RF07</text:p>
          </table:table-cell>
          <table:table-cell table:style-name="Table1.B8" office:value-type="string">
            <text:p text:style-name="P3">Prescrição de receitas</text:p>
          </table:table-cell>
          <table:table-cell table:style-name="Table1.C8" office:value-type="string">
            <text:p text:style-name="P4">A partir da realização da consulta, deverá existir uma área onde o médico possa realizar a prescrição de receitas. Cada receita deverá possuir pelo menos um medicamento e poderá possuir vários medicamentos. Para cada medicamento prescrito, o médico deverá informar a posologia (quantidade de vezes com que o paciente deverá utilizar o medicamento por dia, e também a duração, em dias, do tratamento). O médico poderá prescrever quantas receitas forem necessárias por consulta.</text:p>
          </table:table-cell>
        </table:table-row>
        <table:table-row table:style-name="Table1.1">
          <table:table-cell table:style-name="Table1.A9" office:value-type="string">
            <text:p text:style-name="P3">RF08</text:p>
          </table:table-cell>
          <table:table-cell table:style-name="Table1.B9" office:value-type="string">
            <text:p text:style-name="P3">Emissão de atestados</text:p>
          </table:table-cell>
          <table:table-cell table:style-name="Table1.C9" office:value-type="string">
            <text:p text:style-name="P4">A partir da realização da consulta, deverá existir uma área onde o médico possa realizar a emissão de um atestado (só será possível gerar um atestado por consulta). Para realizar a emissão do atestado, o médico deverá informar o CID (código internacional de doença) e o período do atestado, em dias.</text:p>
          </table:table-cell>
        </table:table-row>
      </table:table>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7" meta:word-count="1199" meta:character-count="7550" meta:non-whitespace-character-count="6424"/>
    <meta:generator>LibreOfficeDev/6.0.5.2$Linux_X86_64 LibreOffice_project/</meta:generator>
  </office:meta>
</office:document-meta>
</file>